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sUtils.isPreFlightReques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rsUtils.isCorsReques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rsUtils.getPort( @ Nullable String scheme , in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